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5.51m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ze of matrix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25" calcext:value-type="float">
            <text:p>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21:53:58.800529017</meta:creation-date>
    <dc:date>2023-02-27T22:08:55.658470833</dc:date>
    <meta:editing-duration>PT4M46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B6" chart:data-source-has-labels="column" svg:x="0.32cm" svg:y="0.18cm" svg:width="12.508cm" svg:height="8.64cm">
          <chartooo:coordinate-region svg:x="1.365cm" svg:y="0.379cm" svg:width="11.369cm" svg:height="7.794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of matrix</text:p>
                <draw:g>
                  <svg:desc>Sheet1.A2:Sheet1.A6</svg:desc>
                </draw:g>
              </table:table-cell>
              <table:table-cell office:value-type="float" office:value="NaN">
                <text:p>NaN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25">
                <text:p>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